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189in"/>
    </style:style>
    <style:style style:name="co3" style:family="table-column">
      <style:table-column-properties fo:break-before="auto" style:column-width="0.2638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2"/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6" table:default-cell-style-name="ce3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1" table:formula="of:=((ROW()-[.$M$3])^2+(COLUMN()-[.$L$3])^2)^0.5" office:value-type="float" office:value="5.65685424949238" calcext:value-type="float">
            <text:p>5.7</text:p>
          </table:table-cell>
          <table:table-cell table:style-name="ce1" table:formula="of:=((ROW()-[.$M$3])^2+(COLUMN()-[.$L$3])^2)^0.5" office:value-type="float" office:value="5" calcext:value-type="float">
            <text:p>5</text:p>
          </table:table-cell>
          <table:table-cell table:style-name="ce1" table:formula="of:=((ROW()-[.$M$3])^2+(COLUMN()-[.$L$3])^2)^0.5" office:value-type="float" office:value="4.47213595499958" calcext:value-type="float">
            <text:p>4.5</text:p>
          </table:table-cell>
          <table:table-cell table:style-name="ce1" table:formula="of:=((ROW()-[.$M$3])^2+(COLUMN()-[.$L$3])^2)^0.5" office:value-type="float" office:value="4.12310562561766" calcext:value-type="float">
            <text:p>4.1</text:p>
          </table:table-cell>
          <table:table-cell table:style-name="ce1" table:formula="of:=((ROW()-[.$M$3])^2+(COLUMN()-[.$L$3])^2)^0.5" office:value-type="float" office:value="4" calcext:value-type="float">
            <text:p>4</text:p>
          </table:table-cell>
          <table:table-cell table:style-name="ce1" table:formula="of:=((ROW()-[.$M$3])^2+(COLUMN()-[.$L$3])^2)^0.5" office:value-type="float" office:value="4.12310562561766" calcext:value-type="float">
            <text:p>4.1</text:p>
          </table:table-cell>
          <table:table-cell table:style-name="ce1" table:formula="of:=((ROW()-[.$M$3])^2+(COLUMN()-[.$L$3])^2)^0.5" office:value-type="float" office:value="4.47213595499958" calcext:value-type="float">
            <text:p>4.5</text:p>
          </table:table-cell>
          <table:table-cell table:style-name="ce1" table:formula="of:=((ROW()-[.$M$3])^2+(COLUMN()-[.$L$3])^2)^0.5" office:value-type="float" office:value="5" calcext:value-type="float">
            <text:p>5</text:p>
          </table:table-cell>
          <table:table-cell table:style-name="ce1" table:formula="of:=((ROW()-[.$M$3])^2+(COLUMN()-[.$L$3])^2)^0.5" office:value-type="float" office:value="5.65685424949238" calcext:value-type="float">
            <text:p>5.7</text:p>
          </table:table-cell>
          <table:table-cell table:style-name="ce1" table:formula="of:=((ROW()-[.$M$3])^2+(COLUMN()-[.$L$3])^2)^0.5" office:value-type="float" office:value="6.40312423743285" calcext:value-type="float">
            <text:p>6.4</text:p>
          </table:table-cell>
          <table:table-cell table:number-columns-repeated="3"/>
        </table:table-row>
        <table:table-row table:style-name="ro1">
          <table:table-cell table:style-name="ce1" table:formula="of:=((ROW()-[.$M$3])^2+(COLUMN()-[.$L$3])^2)^0.5" office:value-type="float" office:value="5" calcext:value-type="float">
            <text:p>5</text:p>
          </table:table-cell>
          <table:table-cell table:style-name="ce1" table:formula="of:=((ROW()-[.$M$3])^2+(COLUMN()-[.$L$3])^2)^0.5" office:value-type="float" office:value="4.24264068711929" calcext:value-type="float">
            <text:p>4.2</text:p>
          </table:table-cell>
          <table:table-cell table:style-name="ce1" table:formula="of:=((ROW()-[.$M$3])^2+(COLUMN()-[.$L$3])^2)^0.5" office:value-type="float" office:value="3.60555127546399" calcext:value-type="float">
            <text:p>3.6</text:p>
          </table:table-cell>
          <table:table-cell table:style-name="ce1" table:formula="of:=((ROW()-[.$M$3])^2+(COLUMN()-[.$L$3])^2)^0.5" office:value-type="float" office:value="3.16227766016838" calcext:value-type="float">
            <text:p>3.2</text:p>
          </table:table-cell>
          <table:table-cell table:style-name="ce1" table:formula="of:=((ROW()-[.$M$3])^2+(COLUMN()-[.$L$3])^2)^0.5" office:value-type="float" office:value="3" calcext:value-type="float">
            <text:p>3</text:p>
          </table:table-cell>
          <table:table-cell table:style-name="ce1" table:formula="of:=((ROW()-[.$M$3])^2+(COLUMN()-[.$L$3])^2)^0.5" office:value-type="float" office:value="3.16227766016838" calcext:value-type="float">
            <text:p>3.2</text:p>
          </table:table-cell>
          <table:table-cell table:style-name="ce1" table:formula="of:=((ROW()-[.$M$3])^2+(COLUMN()-[.$L$3])^2)^0.5" office:value-type="float" office:value="3.60555127546399" calcext:value-type="float">
            <text:p>3.6</text:p>
          </table:table-cell>
          <table:table-cell table:style-name="ce1" table:formula="of:=((ROW()-[.$M$3])^2+(COLUMN()-[.$L$3])^2)^0.5" office:value-type="float" office:value="4.24264068711929" calcext:value-type="float">
            <text:p>4.2</text:p>
          </table:table-cell>
          <table:table-cell table:style-name="ce1" table:formula="of:=((ROW()-[.$M$3])^2+(COLUMN()-[.$L$3])^2)^0.5" office:value-type="float" office:value="5" calcext:value-type="float">
            <text:p>5</text:p>
          </table:table-cell>
          <table:table-cell table:style-name="ce1" table:formula="of:=((ROW()-[.$M$3])^2+(COLUMN()-[.$L$3])^2)^0.5" office:value-type="float" office:value="5.8309518948453" calcext:value-type="float">
            <text:p>5.8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1">
          <table:table-cell table:style-name="ce1" table:formula="of:=((ROW()-[.$M$3])^2+(COLUMN()-[.$L$3])^2)^0.5" office:value-type="float" office:value="4.47213595499958" calcext:value-type="float">
            <text:p>4.5</text:p>
          </table:table-cell>
          <table:table-cell table:style-name="ce1" table:formula="of:=((ROW()-[.$M$3])^2+(COLUMN()-[.$L$3])^2)^0.5" office:value-type="float" office:value="3.60555127546399" calcext:value-type="float">
            <text:p>3.6</text:p>
          </table:table-cell>
          <table:table-cell table:style-name="ce1" table:formula="of:=((ROW()-[.$M$3])^2+(COLUMN()-[.$L$3])^2)^0.5" office:value-type="float" office:value="2.82842712474619" calcext:value-type="float">
            <text:p>2.8</text:p>
          </table:table-cell>
          <table:table-cell table:style-name="ce1" table:formula="of:=((ROW()-[.$M$3])^2+(COLUMN()-[.$L$3])^2)^0.5" office:value-type="float" office:value="2.23606797749979" calcext:value-type="float">
            <text:p>2.2</text:p>
          </table:table-cell>
          <table:table-cell table:style-name="ce1" table:formula="of:=((ROW()-[.$M$3])^2+(COLUMN()-[.$L$3])^2)^0.5" office:value-type="float" office:value="2" calcext:value-type="float">
            <text:p>2</text:p>
          </table:table-cell>
          <table:table-cell table:style-name="ce1" table:formula="of:=((ROW()-[.$M$3])^2+(COLUMN()-[.$L$3])^2)^0.5" office:value-type="float" office:value="2.23606797749979" calcext:value-type="float">
            <text:p>2.2</text:p>
          </table:table-cell>
          <table:table-cell table:style-name="ce1" table:formula="of:=((ROW()-[.$M$3])^2+(COLUMN()-[.$L$3])^2)^0.5" office:value-type="float" office:value="2.82842712474619" calcext:value-type="float">
            <text:p>2.8</text:p>
          </table:table-cell>
          <table:table-cell table:style-name="ce1" table:formula="of:=((ROW()-[.$M$3])^2+(COLUMN()-[.$L$3])^2)^0.5" office:value-type="float" office:value="3.60555127546399" calcext:value-type="float">
            <text:p>3.6</text:p>
          </table:table-cell>
          <table:table-cell table:style-name="ce1" table:formula="of:=((ROW()-[.$M$3])^2+(COLUMN()-[.$L$3])^2)^0.5" office:value-type="float" office:value="4.47213595499958" calcext:value-type="float">
            <text:p>4.5</text:p>
          </table:table-cell>
          <table:table-cell table:style-name="ce1" table:formula="of:=((ROW()-[.$M$3])^2+(COLUMN()-[.$L$3])^2)^0.5" office:value-type="float" office:value="5.3851648071345" calcext:value-type="float">
            <text:p>5.4</text:p>
          </table:table-cell>
          <table:table-cell/>
          <table:table-cell table:number-columns-repeated="2"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1" table:formula="of:=((ROW()-[.$M$3])^2+(COLUMN()-[.$L$3])^2)^0.5" office:value-type="float" office:value="4.12310562561766" calcext:value-type="float">
            <text:p>4.1</text:p>
          </table:table-cell>
          <table:table-cell table:style-name="ce1" table:formula="of:=((ROW()-[.$M$3])^2+(COLUMN()-[.$L$3])^2)^0.5" office:value-type="float" office:value="3.16227766016838" calcext:value-type="float">
            <text:p>3.2</text:p>
          </table:table-cell>
          <table:table-cell table:style-name="ce1" table:formula="of:=((ROW()-[.$M$3])^2+(COLUMN()-[.$L$3])^2)^0.5" office:value-type="float" office:value="2.23606797749979" calcext:value-type="float">
            <text:p>2.2</text:p>
          </table:table-cell>
          <table:table-cell table:style-name="ce1" table:formula="of:=((ROW()-[.$M$3])^2+(COLUMN()-[.$L$3])^2)^0.5" office:value-type="float" office:value="1.4142135623731" calcext:value-type="float">
            <text:p>1.4</text:p>
          </table:table-cell>
          <table:table-cell table:style-name="ce1" table:formula="of:=((ROW()-[.$M$3])^2+(COLUMN()-[.$L$3])^2)^0.5" office:value-type="float" office:value="1" calcext:value-type="float">
            <text:p>1</text:p>
          </table:table-cell>
          <table:table-cell table:style-name="ce1" table:formula="of:=((ROW()-[.$M$3])^2+(COLUMN()-[.$L$3])^2)^0.5" office:value-type="float" office:value="1.4142135623731" calcext:value-type="float">
            <text:p>1.4</text:p>
          </table:table-cell>
          <table:table-cell table:style-name="ce1" table:formula="of:=((ROW()-[.$M$3])^2+(COLUMN()-[.$L$3])^2)^0.5" office:value-type="float" office:value="2.23606797749979" calcext:value-type="float">
            <text:p>2.2</text:p>
          </table:table-cell>
          <table:table-cell table:style-name="ce1" table:formula="of:=((ROW()-[.$M$3])^2+(COLUMN()-[.$L$3])^2)^0.5" office:value-type="float" office:value="3.16227766016838" calcext:value-type="float">
            <text:p>3.2</text:p>
          </table:table-cell>
          <table:table-cell table:style-name="ce1" table:formula="of:=((ROW()-[.$M$3])^2+(COLUMN()-[.$L$3])^2)^0.5" office:value-type="float" office:value="4.12310562561766" calcext:value-type="float">
            <text:p>4.1</text:p>
          </table:table-cell>
          <table:table-cell table:style-name="ce1" table:formula="of:=((ROW()-[.$M$3])^2+(COLUMN()-[.$L$3])^2)^0.5" office:value-type="float" office:value="5.09901951359278" calcext:value-type="float">
            <text:p>5.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Dia</text:p>
          </table:table-cell>
        </table:table-row>
        <table:table-row table:style-name="ro2">
          <table:table-cell table:style-name="ce1" table:formula="of:=((ROW()-[.$M$3])^2+(COLUMN()-[.$L$3])^2)^0.5" office:value-type="float" office:value="4" calcext:value-type="float">
            <text:p>4</text:p>
          </table:table-cell>
          <table:table-cell table:style-name="ce1" table:formula="of:=((ROW()-[.$M$3])^2+(COLUMN()-[.$L$3])^2)^0.5" office:value-type="float" office:value="3" calcext:value-type="float">
            <text:p>3</text:p>
          </table:table-cell>
          <table:table-cell table:style-name="ce1" table:formula="of:=((ROW()-[.$M$3])^2+(COLUMN()-[.$L$3])^2)^0.5" office:value-type="float" office:value="2" calcext:value-type="float">
            <text:p>2</text:p>
          </table:table-cell>
          <table:table-cell table:style-name="ce1" table:formula="of:=((ROW()-[.$M$3])^2+(COLUMN()-[.$L$3])^2)^0.5" office:value-type="float" office:value="1" calcext:value-type="float">
            <text:p>1</text:p>
          </table:table-cell>
          <table:table-cell table:style-name="ce1" table:formula="of:=((ROW()-[.$M$3])^2+(COLUMN()-[.$L$3])^2)^0.5" office:value-type="float" office:value="0" calcext:value-type="float">
            <text:p>0</text:p>
          </table:table-cell>
          <table:table-cell table:style-name="ce1" table:formula="of:=((ROW()-[.$M$3])^2+(COLUMN()-[.$L$3])^2)^0.5" office:value-type="float" office:value="1" calcext:value-type="float">
            <text:p>1</text:p>
          </table:table-cell>
          <table:table-cell table:style-name="ce1" table:formula="of:=((ROW()-[.$M$3])^2+(COLUMN()-[.$L$3])^2)^0.5" office:value-type="float" office:value="2" calcext:value-type="float">
            <text:p>2</text:p>
          </table:table-cell>
          <table:table-cell table:style-name="ce1" table:formula="of:=((ROW()-[.$M$3])^2+(COLUMN()-[.$L$3])^2)^0.5" office:value-type="float" office:value="3" calcext:value-type="float">
            <text:p>3</text:p>
          </table:table-cell>
          <table:table-cell table:style-name="ce1" table:formula="of:=((ROW()-[.$M$3])^2+(COLUMN()-[.$L$3])^2)^0.5" office:value-type="float" office:value="4" calcext:value-type="float">
            <text:p>4</text:p>
          </table:table-cell>
          <table:table-cell table:style-name="ce1" table:formula="of:=((ROW()-[.$M$3])^2+(COLUMN()-[.$L$3])^2)^0.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" table:formula="of:=((ROW()-[.$M$3])^2+(COLUMN()-[.$L$3])^2)^0.5" office:value-type="float" office:value="4.12310562561766" calcext:value-type="float">
            <text:p>4.1</text:p>
          </table:table-cell>
          <table:table-cell table:style-name="ce1" table:formula="of:=((ROW()-[.$M$3])^2+(COLUMN()-[.$L$3])^2)^0.5" office:value-type="float" office:value="3.16227766016838" calcext:value-type="float">
            <text:p>3.2</text:p>
          </table:table-cell>
          <table:table-cell table:style-name="ce1" table:formula="of:=((ROW()-[.$M$3])^2+(COLUMN()-[.$L$3])^2)^0.5" office:value-type="float" office:value="2.23606797749979" calcext:value-type="float">
            <text:p>2.2</text:p>
          </table:table-cell>
          <table:table-cell table:style-name="ce1" table:formula="of:=((ROW()-[.$M$3])^2+(COLUMN()-[.$L$3])^2)^0.5" office:value-type="float" office:value="1.4142135623731" calcext:value-type="float">
            <text:p>1.4</text:p>
          </table:table-cell>
          <table:table-cell table:style-name="ce1" table:formula="of:=((ROW()-[.$M$3])^2+(COLUMN()-[.$L$3])^2)^0.5" office:value-type="float" office:value="1" calcext:value-type="float">
            <text:p>1</text:p>
          </table:table-cell>
          <table:table-cell table:style-name="ce1" table:formula="of:=((ROW()-[.$M$3])^2+(COLUMN()-[.$L$3])^2)^0.5" office:value-type="float" office:value="1.4142135623731" calcext:value-type="float">
            <text:p>1.4</text:p>
          </table:table-cell>
          <table:table-cell table:style-name="ce1" table:formula="of:=((ROW()-[.$M$3])^2+(COLUMN()-[.$L$3])^2)^0.5" office:value-type="float" office:value="2.23606797749979" calcext:value-type="float">
            <text:p>2.2</text:p>
          </table:table-cell>
          <table:table-cell table:style-name="ce1" table:formula="of:=((ROW()-[.$M$3])^2+(COLUMN()-[.$L$3])^2)^0.5" office:value-type="float" office:value="3.16227766016838" calcext:value-type="float">
            <text:p>3.2</text:p>
          </table:table-cell>
          <table:table-cell table:style-name="ce1" table:formula="of:=((ROW()-[.$M$3])^2+(COLUMN()-[.$L$3])^2)^0.5" office:value-type="float" office:value="4.12310562561766" calcext:value-type="float">
            <text:p>4.1</text:p>
          </table:table-cell>
          <table:table-cell table:style-name="ce1" table:formula="of:=((ROW()-[.$M$3])^2+(COLUMN()-[.$L$3])^2)^0.5" office:value-type="float" office:value="5.09901951359278" calcext:value-type="float">
            <text:p>5.1</text:p>
          </table:table-cell>
          <table:table-cell/>
          <table:table-cell office:value-type="float" office:value="1852" calcext:value-type="float">
            <text:p>1852</text:p>
          </table:table-cell>
          <table:table-cell office:value-type="string" calcext:value-type="string">
            <text:p>meters/nautical mile</text:p>
          </table:table-cell>
        </table:table-row>
        <table:table-row table:style-name="ro1">
          <table:table-cell table:style-name="ce1" table:formula="of:=((ROW()-[.$M$3])^2+(COLUMN()-[.$L$3])^2)^0.5" office:value-type="float" office:value="4.47213595499958" calcext:value-type="float">
            <text:p>4.5</text:p>
          </table:table-cell>
          <table:table-cell table:style-name="ce1" table:formula="of:=((ROW()-[.$M$3])^2+(COLUMN()-[.$L$3])^2)^0.5" office:value-type="float" office:value="3.60555127546399" calcext:value-type="float">
            <text:p>3.6</text:p>
          </table:table-cell>
          <table:table-cell table:style-name="ce1" table:formula="of:=((ROW()-[.$M$3])^2+(COLUMN()-[.$L$3])^2)^0.5" office:value-type="float" office:value="2.82842712474619" calcext:value-type="float">
            <text:p>2.8</text:p>
          </table:table-cell>
          <table:table-cell table:style-name="ce1" table:formula="of:=((ROW()-[.$M$3])^2+(COLUMN()-[.$L$3])^2)^0.5" office:value-type="float" office:value="2.23606797749979" calcext:value-type="float">
            <text:p>2.2</text:p>
          </table:table-cell>
          <table:table-cell table:style-name="ce1" table:formula="of:=((ROW()-[.$M$3])^2+(COLUMN()-[.$L$3])^2)^0.5" office:value-type="float" office:value="2" calcext:value-type="float">
            <text:p>2</text:p>
          </table:table-cell>
          <table:table-cell table:style-name="ce1" table:formula="of:=((ROW()-[.$M$3])^2+(COLUMN()-[.$L$3])^2)^0.5" office:value-type="float" office:value="2.23606797749979" calcext:value-type="float">
            <text:p>2.2</text:p>
          </table:table-cell>
          <table:table-cell table:style-name="ce1" table:formula="of:=((ROW()-[.$M$3])^2+(COLUMN()-[.$L$3])^2)^0.5" office:value-type="float" office:value="2.82842712474619" calcext:value-type="float">
            <text:p>2.8</text:p>
          </table:table-cell>
          <table:table-cell table:style-name="ce1" table:formula="of:=((ROW()-[.$M$3])^2+(COLUMN()-[.$L$3])^2)^0.5" office:value-type="float" office:value="3.60555127546399" calcext:value-type="float">
            <text:p>3.6</text:p>
          </table:table-cell>
          <table:table-cell table:style-name="ce1" table:formula="of:=((ROW()-[.$M$3])^2+(COLUMN()-[.$L$3])^2)^0.5" office:value-type="float" office:value="4.47213595499958" calcext:value-type="float">
            <text:p>4.5</text:p>
          </table:table-cell>
          <table:table-cell table:style-name="ce1" table:formula="of:=((ROW()-[.$M$3])^2+(COLUMN()-[.$L$3])^2)^0.5" office:value-type="float" office:value="5.3851648071345" calcext:value-type="float">
            <text:p>5.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one metric square in meters</text:p>
          </table:table-cell>
        </table:table-row>
        <table:table-row table:style-name="ro1">
          <table:table-cell table:style-name="ce1" table:formula="of:=((ROW()-[.$M$3])^2+(COLUMN()-[.$L$3])^2)^0.5" office:value-type="float" office:value="5" calcext:value-type="float">
            <text:p>5</text:p>
          </table:table-cell>
          <table:table-cell table:style-name="ce1" table:formula="of:=((ROW()-[.$M$3])^2+(COLUMN()-[.$L$3])^2)^0.5" office:value-type="float" office:value="4.24264068711929" calcext:value-type="float">
            <text:p>4.2</text:p>
          </table:table-cell>
          <table:table-cell table:style-name="ce1" table:formula="of:=((ROW()-[.$M$3])^2+(COLUMN()-[.$L$3])^2)^0.5" office:value-type="float" office:value="3.60555127546399" calcext:value-type="float">
            <text:p>3.6</text:p>
          </table:table-cell>
          <table:table-cell table:style-name="ce1" table:formula="of:=((ROW()-[.$M$3])^2+(COLUMN()-[.$L$3])^2)^0.5" office:value-type="float" office:value="3.16227766016838" calcext:value-type="float">
            <text:p>3.2</text:p>
          </table:table-cell>
          <table:table-cell table:style-name="ce1" table:formula="of:=((ROW()-[.$M$3])^2+(COLUMN()-[.$L$3])^2)^0.5" office:value-type="float" office:value="3" calcext:value-type="float">
            <text:p>3</text:p>
          </table:table-cell>
          <table:table-cell table:style-name="ce1" table:formula="of:=((ROW()-[.$M$3])^2+(COLUMN()-[.$L$3])^2)^0.5" office:value-type="float" office:value="3.16227766016838" calcext:value-type="float">
            <text:p>3.2</text:p>
          </table:table-cell>
          <table:table-cell table:style-name="ce1" table:formula="of:=((ROW()-[.$M$3])^2+(COLUMN()-[.$L$3])^2)^0.5" office:value-type="float" office:value="3.60555127546399" calcext:value-type="float">
            <text:p>3.6</text:p>
          </table:table-cell>
          <table:table-cell table:style-name="ce1" table:formula="of:=((ROW()-[.$M$3])^2+(COLUMN()-[.$L$3])^2)^0.5" office:value-type="float" office:value="4.24264068711929" calcext:value-type="float">
            <text:p>4.2</text:p>
          </table:table-cell>
          <table:table-cell table:style-name="ce1" table:formula="of:=((ROW()-[.$M$3])^2+(COLUMN()-[.$L$3])^2)^0.5" office:value-type="float" office:value="5" calcext:value-type="float">
            <text:p>5</text:p>
          </table:table-cell>
          <table:table-cell table:style-name="ce1" table:formula="of:=((ROW()-[.$M$3])^2+(COLUMN()-[.$L$3])^2)^0.5" office:value-type="float" office:value="5.8309518948453" calcext:value-type="float">
            <text:p>5.8</text:p>
          </table:table-cell>
          <table:table-cell/>
          <table:table-cell table:formula="of:=ROUND([.L6]/[.L7])" office:value-type="float" office:value="1235" calcext:value-type="float">
            <text:p>1235</text:p>
          </table:table-cell>
          <table:table-cell office:value-type="string" calcext:value-type="string">
            <text:p>Squares a nautical mile</text:p>
          </table:table-cell>
        </table:table-row>
        <table:table-row table:style-name="ro1">
          <table:table-cell table:style-name="ce1" table:formula="of:=((ROW()-[.$M$3])^2+(COLUMN()-[.$L$3])^2)^0.5" office:value-type="float" office:value="5.65685424949238" calcext:value-type="float">
            <text:p>5.7</text:p>
          </table:table-cell>
          <table:table-cell table:style-name="ce1" table:formula="of:=((ROW()-[.$M$3])^2+(COLUMN()-[.$L$3])^2)^0.5" office:value-type="float" office:value="5" calcext:value-type="float">
            <text:p>5</text:p>
          </table:table-cell>
          <table:table-cell table:style-name="ce1" table:formula="of:=((ROW()-[.$M$3])^2+(COLUMN()-[.$L$3])^2)^0.5" office:value-type="float" office:value="4.47213595499958" calcext:value-type="float">
            <text:p>4.5</text:p>
          </table:table-cell>
          <table:table-cell table:style-name="ce1" table:formula="of:=((ROW()-[.$M$3])^2+(COLUMN()-[.$L$3])^2)^0.5" office:value-type="float" office:value="4.12310562561766" calcext:value-type="float">
            <text:p>4.1</text:p>
          </table:table-cell>
          <table:table-cell table:style-name="ce1" table:formula="of:=((ROW()-[.$M$3])^2+(COLUMN()-[.$L$3])^2)^0.5" office:value-type="float" office:value="4" calcext:value-type="float">
            <text:p>4</text:p>
          </table:table-cell>
          <table:table-cell table:style-name="ce1" table:formula="of:=((ROW()-[.$M$3])^2+(COLUMN()-[.$L$3])^2)^0.5" office:value-type="float" office:value="4.12310562561766" calcext:value-type="float">
            <text:p>4.1</text:p>
          </table:table-cell>
          <table:table-cell table:style-name="ce1" table:formula="of:=((ROW()-[.$M$3])^2+(COLUMN()-[.$L$3])^2)^0.5" office:value-type="float" office:value="4.47213595499958" calcext:value-type="float">
            <text:p>4.5</text:p>
          </table:table-cell>
          <table:table-cell table:style-name="ce1" table:formula="of:=((ROW()-[.$M$3])^2+(COLUMN()-[.$L$3])^2)^0.5" office:value-type="float" office:value="5" calcext:value-type="float">
            <text:p>5</text:p>
          </table:table-cell>
          <table:table-cell table:style-name="ce1" table:formula="of:=((ROW()-[.$M$3])^2+(COLUMN()-[.$L$3])^2)^0.5" office:value-type="float" office:value="5.65685424949238" calcext:value-type="float">
            <text:p>5.7</text:p>
          </table:table-cell>
          <table:table-cell table:style-name="ce1" table:formula="of:=((ROW()-[.$M$3])^2+(COLUMN()-[.$L$3])^2)^0.5" office:value-type="float" office:value="6.40312423743285" calcext:value-type="float">
            <text:p>6.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olossal ship squares</text:p>
          </table:table-cell>
        </table:table-row>
        <table:table-row table:style-name="ro1">
          <table:table-cell table:style-name="ce1" table:formula="of:=((ROW()-[.$M$3])^2+(COLUMN()-[.$L$3])^2)^0.5" office:value-type="float" office:value="6.40312423743285" calcext:value-type="float">
            <text:p>6.4</text:p>
          </table:table-cell>
          <table:table-cell table:style-name="ce1" table:formula="of:=((ROW()-[.$M$3])^2+(COLUMN()-[.$L$3])^2)^0.5" office:value-type="float" office:value="5.8309518948453" calcext:value-type="float">
            <text:p>5.8</text:p>
          </table:table-cell>
          <table:table-cell table:style-name="ce1" table:formula="of:=((ROW()-[.$M$3])^2+(COLUMN()-[.$L$3])^2)^0.5" office:value-type="float" office:value="5.3851648071345" calcext:value-type="float">
            <text:p>5.4</text:p>
          </table:table-cell>
          <table:table-cell table:style-name="ce1" table:formula="of:=((ROW()-[.$M$3])^2+(COLUMN()-[.$L$3])^2)^0.5" office:value-type="float" office:value="5.09901951359278" calcext:value-type="float">
            <text:p>5.1</text:p>
          </table:table-cell>
          <table:table-cell table:style-name="ce1" table:formula="of:=((ROW()-[.$M$3])^2+(COLUMN()-[.$L$3])^2)^0.5" office:value-type="float" office:value="5" calcext:value-type="float">
            <text:p>5</text:p>
          </table:table-cell>
          <table:table-cell table:style-name="ce1" table:formula="of:=((ROW()-[.$M$3])^2+(COLUMN()-[.$L$3])^2)^0.5" office:value-type="float" office:value="5.09901951359278" calcext:value-type="float">
            <text:p>5.1</text:p>
          </table:table-cell>
          <table:table-cell table:style-name="ce1" table:formula="of:=((ROW()-[.$M$3])^2+(COLUMN()-[.$L$3])^2)^0.5" office:value-type="float" office:value="5.3851648071345" calcext:value-type="float">
            <text:p>5.4</text:p>
          </table:table-cell>
          <table:table-cell table:style-name="ce1" table:formula="of:=((ROW()-[.$M$3])^2+(COLUMN()-[.$L$3])^2)^0.5" office:value-type="float" office:value="5.8309518948453" calcext:value-type="float">
            <text:p>5.8</text:p>
          </table:table-cell>
          <table:table-cell table:style-name="ce1" table:formula="of:=((ROW()-[.$M$3])^2+(COLUMN()-[.$L$3])^2)^0.5" office:value-type="float" office:value="6.40312423743285" calcext:value-type="float">
            <text:p>6.4</text:p>
          </table:table-cell>
          <table:table-cell table:style-name="ce1" table:formula="of:=((ROW()-[.$M$3])^2+(COLUMN()-[.$L$3])^2)^0.5" office:value-type="float" office:value="7.07106781186548" calcext:value-type="float">
            <text:p>7.1</text:p>
          </table:table-cell>
          <table:table-cell/>
          <table:table-cell table:formula="of:=[.L9]*[.L7]" office:value-type="float" office:value="30" calcext:value-type="float">
            <text:p>30</text:p>
          </table:table-cell>
          <table:table-cell office:value-type="string" calcext:value-type="string">
            <text:p>Meters per colossal square</text:p>
          </table:table-cell>
        </table:table-row>
        <table:table-row table:style-name="ro1">
          <table:table-cell table:style-name="ce2" table:formula="of:=IF([.A1]&lt;=[.$L$4];&quot;L&quot;;&quot;&quot;) &amp; IF(AND([.A1]&lt;=[.$L$4]+[.$L$12]; [.A1]&gt;[.$L$4]);&quot;B&quot;;&quot;&quot;) &amp; IF([.A1] &gt; [.$L$4]+[.$L$12];&quot;W&quot;;&quot;&quot;)" office:value-type="string" office:string-value="W" calcext:value-type="string">
            <text:p>W</text:p>
          </table:table-cell>
          <table:table-cell table:style-name="ce2" table:formula="of:=IF([.B1]&lt;=[.$L$4];&quot;L&quot;;&quot;&quot;) &amp; IF(AND([.B1]&lt;=[.$L$4]+[.$L$12]; [.B1]&gt;[.$L$4]);&quot;B&quot;;&quot;&quot;) &amp; IF([.B1] &gt; [.$L$4]+[.$L$12];&quot;W&quot;;&quot;&quot;)" office:value-type="string" office:string-value="W" calcext:value-type="string">
            <text:p>W</text:p>
          </table:table-cell>
          <table:table-cell table:style-name="ce2" table:formula="of:=IF([.C1]&lt;=[.$L$4];&quot;L&quot;;&quot;&quot;) &amp; IF(AND([.C1]&lt;=[.$L$4]+[.$L$12]; [.C1]&gt;[.$L$4]);&quot;B&quot;;&quot;&quot;) &amp; IF([.C1] &gt; [.$L$4]+[.$L$12];&quot;W&quot;;&quot;&quot;)" office:value-type="string" office:string-value="W" calcext:value-type="string">
            <text:p>W</text:p>
          </table:table-cell>
          <table:table-cell table:style-name="ce2" table:formula="of:=IF([.D1]&lt;=[.$L$4];&quot;L&quot;;&quot;&quot;) &amp; IF(AND([.D1]&lt;=[.$L$4]+[.$L$12]; [.D1]&gt;[.$L$4]);&quot;B&quot;;&quot;&quot;) &amp; IF([.D1] &gt; [.$L$4]+[.$L$12];&quot;W&quot;;&quot;&quot;)" office:value-type="string" office:string-value="W" calcext:value-type="string">
            <text:p>W</text:p>
          </table:table-cell>
          <table:table-cell table:style-name="ce2" table:formula="of:=IF([.E1]&lt;=[.$L$4];&quot;L&quot;;&quot;&quot;) &amp; IF(AND([.E1]&lt;=[.$L$4]+[.$L$12]; [.E1]&gt;[.$L$4]);&quot;B&quot;;&quot;&quot;) &amp; IF([.E1] &gt; [.$L$4]+[.$L$12];&quot;W&quot;;&quot;&quot;)" office:value-type="string" office:string-value="B" calcext:value-type="string">
            <text:p>B</text:p>
          </table:table-cell>
          <table:table-cell table:style-name="ce2" table:formula="of:=IF([.F1]&lt;=[.$L$4];&quot;L&quot;;&quot;&quot;) &amp; IF(AND([.F1]&lt;=[.$L$4]+[.$L$12]; [.F1]&gt;[.$L$4]);&quot;B&quot;;&quot;&quot;) &amp; IF([.F1] &gt; [.$L$4]+[.$L$12];&quot;W&quot;;&quot;&quot;)" office:value-type="string" office:string-value="W" calcext:value-type="string">
            <text:p>W</text:p>
          </table:table-cell>
          <table:table-cell table:style-name="ce2" table:formula="of:=IF([.G1]&lt;=[.$L$4];&quot;L&quot;;&quot;&quot;) &amp; IF(AND([.G1]&lt;=[.$L$4]+[.$L$12]; [.G1]&gt;[.$L$4]);&quot;B&quot;;&quot;&quot;) &amp; IF([.G1] &gt; [.$L$4]+[.$L$12];&quot;W&quot;;&quot;&quot;)" office:value-type="string" office:string-value="W" calcext:value-type="string">
            <text:p>W</text:p>
          </table:table-cell>
          <table:table-cell table:style-name="ce2" table:formula="of:=IF([.H1]&lt;=[.$L$4];&quot;L&quot;;&quot;&quot;) &amp; IF(AND([.H1]&lt;=[.$L$4]+[.$L$12]; [.H1]&gt;[.$L$4]);&quot;B&quot;;&quot;&quot;) &amp; IF([.H1] &gt; [.$L$4]+[.$L$12];&quot;W&quot;;&quot;&quot;)" office:value-type="string" office:string-value="W" calcext:value-type="string">
            <text:p>W</text:p>
          </table:table-cell>
          <table:table-cell table:style-name="ce2" table:formula="of:=IF([.I1]&lt;=[.$L$4];&quot;L&quot;;&quot;&quot;) &amp; IF(AND([.I1]&lt;=[.$L$4]+[.$L$12]; [.I1]&gt;[.$L$4]);&quot;B&quot;;&quot;&quot;) &amp; IF([.I1] &gt; [.$L$4]+[.$L$12];&quot;W&quot;;&quot;&quot;)" office:value-type="string" office:string-value="W" calcext:value-type="string">
            <text:p>W</text:p>
          </table:table-cell>
          <table:table-cell table:style-name="ce2" table:formula="of:=IF([.J1]&lt;=[.$L$4];&quot;L&quot;;&quot;&quot;) &amp; IF(AND([.J1]&lt;=[.$L$4]+[.$L$12]; [.J1]&gt;[.$L$4]);&quot;B&quot;;&quot;&quot;) &amp; IF([.J1] &gt; [.$L$4]+[.$L$12];&quot;W&quot;;&quot;&quot;)" office:value-type="string" office:string-value="W" calcext:value-type="string">
            <text:p>W</text:p>
          </table:table-cell>
          <table:table-cell/>
          <table:table-cell table:formula="of:=ROUND([.L6]/[.L10])" office:value-type="float" office:value="62" calcext:value-type="float">
            <text:p>62</text:p>
          </table:table-cell>
          <table:table-cell office:value-type="string" calcext:value-type="string">
            <text:p>colossal squares per nautical mile</text:p>
          </table:table-cell>
        </table:table-row>
        <table:table-row table:style-name="ro1">
          <table:table-cell table:style-name="ce2" table:formula="of:=IF([.A2]&lt;=[.$L$4];&quot;L&quot;;&quot;&quot;) &amp; IF(AND([.A2]&lt;=[.$L$4]+[.$L$12]; [.A2]&gt;[.$L$4]);&quot;B&quot;;&quot;&quot;) &amp; IF([.A2] &gt; [.$L$4]+[.$L$12];&quot;W&quot;;&quot;&quot;)" office:value-type="string" office:string-value="W" calcext:value-type="string">
            <text:p>W</text:p>
          </table:table-cell>
          <table:table-cell table:style-name="ce2" table:formula="of:=IF([.B2]&lt;=[.$L$4];&quot;L&quot;;&quot;&quot;) &amp; IF(AND([.B2]&lt;=[.$L$4]+[.$L$12]; [.B2]&gt;[.$L$4]);&quot;B&quot;;&quot;&quot;) &amp; IF([.B2] &gt; [.$L$4]+[.$L$12];&quot;W&quot;;&quot;&quot;)" office:value-type="string" office:string-value="W" calcext:value-type="string">
            <text:p>W</text:p>
          </table:table-cell>
          <table:table-cell table:style-name="ce2" table:formula="of:=IF([.C2]&lt;=[.$L$4];&quot;L&quot;;&quot;&quot;) &amp; IF(AND([.C2]&lt;=[.$L$4]+[.$L$12]; [.C2]&gt;[.$L$4]);&quot;B&quot;;&quot;&quot;) &amp; IF([.C2] &gt; [.$L$4]+[.$L$12];&quot;W&quot;;&quot;&quot;)" office:value-type="string" office:string-value="B" calcext:value-type="string">
            <text:p>B</text:p>
          </table:table-cell>
          <table:table-cell table:style-name="ce2" table:formula="of:=IF([.D2]&lt;=[.$L$4];&quot;L&quot;;&quot;&quot;) &amp; IF(AND([.D2]&lt;=[.$L$4]+[.$L$12]; [.D2]&gt;[.$L$4]);&quot;B&quot;;&quot;&quot;) &amp; IF([.D2] &gt; [.$L$4]+[.$L$12];&quot;W&quot;;&quot;&quot;)" office:value-type="string" office:string-value="B" calcext:value-type="string">
            <text:p>B</text:p>
          </table:table-cell>
          <table:table-cell table:style-name="ce2" table:formula="of:=IF([.E2]&lt;=[.$L$4];&quot;L&quot;;&quot;&quot;) &amp; IF(AND([.E2]&lt;=[.$L$4]+[.$L$12]; [.E2]&gt;[.$L$4]);&quot;B&quot;;&quot;&quot;) &amp; IF([.E2] &gt; [.$L$4]+[.$L$12];&quot;W&quot;;&quot;&quot;)" office:value-type="string" office:string-value="B" calcext:value-type="string">
            <text:p>B</text:p>
          </table:table-cell>
          <table:table-cell table:style-name="ce2" table:formula="of:=IF([.F2]&lt;=[.$L$4];&quot;L&quot;;&quot;&quot;) &amp; IF(AND([.F2]&lt;=[.$L$4]+[.$L$12]; [.F2]&gt;[.$L$4]);&quot;B&quot;;&quot;&quot;) &amp; IF([.F2] &gt; [.$L$4]+[.$L$12];&quot;W&quot;;&quot;&quot;)" office:value-type="string" office:string-value="B" calcext:value-type="string">
            <text:p>B</text:p>
          </table:table-cell>
          <table:table-cell table:style-name="ce2" table:formula="of:=IF([.G2]&lt;=[.$L$4];&quot;L&quot;;&quot;&quot;) &amp; IF(AND([.G2]&lt;=[.$L$4]+[.$L$12]; [.G2]&gt;[.$L$4]);&quot;B&quot;;&quot;&quot;) &amp; IF([.G2] &gt; [.$L$4]+[.$L$12];&quot;W&quot;;&quot;&quot;)" office:value-type="string" office:string-value="B" calcext:value-type="string">
            <text:p>B</text:p>
          </table:table-cell>
          <table:table-cell table:style-name="ce2" table:formula="of:=IF([.H2]&lt;=[.$L$4];&quot;L&quot;;&quot;&quot;) &amp; IF(AND([.H2]&lt;=[.$L$4]+[.$L$12]; [.H2]&gt;[.$L$4]);&quot;B&quot;;&quot;&quot;) &amp; IF([.H2] &gt; [.$L$4]+[.$L$12];&quot;W&quot;;&quot;&quot;)" office:value-type="string" office:string-value="W" calcext:value-type="string">
            <text:p>W</text:p>
          </table:table-cell>
          <table:table-cell table:style-name="ce2" table:formula="of:=IF([.I2]&lt;=[.$L$4];&quot;L&quot;;&quot;&quot;) &amp; IF(AND([.I2]&lt;=[.$L$4]+[.$L$12]; [.I2]&gt;[.$L$4]);&quot;B&quot;;&quot;&quot;) &amp; IF([.I2] &gt; [.$L$4]+[.$L$12];&quot;W&quot;;&quot;&quot;)" office:value-type="string" office:string-value="W" calcext:value-type="string">
            <text:p>W</text:p>
          </table:table-cell>
          <table:table-cell table:style-name="ce2" table:formula="of:=IF([.J2]&lt;=[.$L$4];&quot;L&quot;;&quot;&quot;) &amp; IF(AND([.J2]&lt;=[.$L$4]+[.$L$12]; [.J2]&gt;[.$L$4]);&quot;B&quot;;&quot;&quot;) &amp; IF([.J2] &gt; [.$L$4]+[.$L$12];&quot;W&quot;;&quot;&quot;)" office:value-type="string" office:string-value="W" calcext:value-type="string">
            <text:p>W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Beach Size</text:p>
          </table:table-cell>
        </table:table-row>
        <table:table-row table:style-name="ro1">
          <table:table-cell table:style-name="ce2" table:formula="of:=IF([.A3]&lt;=[.$L$4];&quot;L&quot;;&quot;&quot;) &amp; IF(AND([.A3]&lt;=[.$L$4]+[.$L$12]; [.A3]&gt;[.$L$4]);&quot;B&quot;;&quot;&quot;) &amp; IF([.A3] &gt; [.$L$4]+[.$L$12];&quot;W&quot;;&quot;&quot;)" office:value-type="string" office:string-value="W" calcext:value-type="string">
            <text:p>W</text:p>
          </table:table-cell>
          <table:table-cell table:style-name="ce2" table:formula="of:=IF([.B3]&lt;=[.$L$4];&quot;L&quot;;&quot;&quot;) &amp; IF(AND([.B3]&lt;=[.$L$4]+[.$L$12]; [.B3]&gt;[.$L$4]);&quot;B&quot;;&quot;&quot;) &amp; IF([.B3] &gt; [.$L$4]+[.$L$12];&quot;W&quot;;&quot;&quot;)" office:value-type="string" office:string-value="B" calcext:value-type="string">
            <text:p>B</text:p>
          </table:table-cell>
          <table:table-cell table:style-name="ce2" table:formula="of:=IF([.C3]&lt;=[.$L$4];&quot;L&quot;;&quot;&quot;) &amp; IF(AND([.C3]&lt;=[.$L$4]+[.$L$12]; [.C3]&gt;[.$L$4]);&quot;B&quot;;&quot;&quot;) &amp; IF([.C3] &gt; [.$L$4]+[.$L$12];&quot;W&quot;;&quot;&quot;)" office:value-type="string" office:string-value="B" calcext:value-type="string">
            <text:p>B</text:p>
          </table:table-cell>
          <table:table-cell table:style-name="ce2" table:formula="of:=IF([.D3]&lt;=[.$L$4];&quot;L&quot;;&quot;&quot;) &amp; IF(AND([.D3]&lt;=[.$L$4]+[.$L$12]; [.D3]&gt;[.$L$4]);&quot;B&quot;;&quot;&quot;) &amp; IF([.D3] &gt; [.$L$4]+[.$L$12];&quot;W&quot;;&quot;&quot;)" office:value-type="string" office:string-value="L" calcext:value-type="string">
            <text:p>L</text:p>
          </table:table-cell>
          <table:table-cell table:style-name="ce2" table:formula="of:=IF([.E3]&lt;=[.$L$4];&quot;L&quot;;&quot;&quot;) &amp; IF(AND([.E3]&lt;=[.$L$4]+[.$L$12]; [.E3]&gt;[.$L$4]);&quot;B&quot;;&quot;&quot;) &amp; IF([.E3] &gt; [.$L$4]+[.$L$12];&quot;W&quot;;&quot;&quot;)" office:value-type="string" office:string-value="L" calcext:value-type="string">
            <text:p>L</text:p>
          </table:table-cell>
          <table:table-cell table:style-name="ce2" table:formula="of:=IF([.F3]&lt;=[.$L$4];&quot;L&quot;;&quot;&quot;) &amp; IF(AND([.F3]&lt;=[.$L$4]+[.$L$12]; [.F3]&gt;[.$L$4]);&quot;B&quot;;&quot;&quot;) &amp; IF([.F3] &gt; [.$L$4]+[.$L$12];&quot;W&quot;;&quot;&quot;)" office:value-type="string" office:string-value="L" calcext:value-type="string">
            <text:p>L</text:p>
          </table:table-cell>
          <table:table-cell table:style-name="ce2" table:formula="of:=IF([.G3]&lt;=[.$L$4];&quot;L&quot;;&quot;&quot;) &amp; IF(AND([.G3]&lt;=[.$L$4]+[.$L$12]; [.G3]&gt;[.$L$4]);&quot;B&quot;;&quot;&quot;) &amp; IF([.G3] &gt; [.$L$4]+[.$L$12];&quot;W&quot;;&quot;&quot;)" office:value-type="string" office:string-value="B" calcext:value-type="string">
            <text:p>B</text:p>
          </table:table-cell>
          <table:table-cell table:style-name="ce2" table:formula="of:=IF([.H3]&lt;=[.$L$4];&quot;L&quot;;&quot;&quot;) &amp; IF(AND([.H3]&lt;=[.$L$4]+[.$L$12]; [.H3]&gt;[.$L$4]);&quot;B&quot;;&quot;&quot;) &amp; IF([.H3] &gt; [.$L$4]+[.$L$12];&quot;W&quot;;&quot;&quot;)" office:value-type="string" office:string-value="B" calcext:value-type="string">
            <text:p>B</text:p>
          </table:table-cell>
          <table:table-cell table:style-name="ce2" table:formula="of:=IF([.I3]&lt;=[.$L$4];&quot;L&quot;;&quot;&quot;) &amp; IF(AND([.I3]&lt;=[.$L$4]+[.$L$12]; [.I3]&gt;[.$L$4]);&quot;B&quot;;&quot;&quot;) &amp; IF([.I3] &gt; [.$L$4]+[.$L$12];&quot;W&quot;;&quot;&quot;)" office:value-type="string" office:string-value="W" calcext:value-type="string">
            <text:p>W</text:p>
          </table:table-cell>
          <table:table-cell table:style-name="ce2" table:formula="of:=IF([.J3]&lt;=[.$L$4];&quot;L&quot;;&quot;&quot;) &amp; IF(AND([.J3]&lt;=[.$L$4]+[.$L$12]; [.J3]&gt;[.$L$4]);&quot;B&quot;;&quot;&quot;) &amp; IF([.J3] &gt; [.$L$4]+[.$L$12];&quot;W&quot;;&quot;&quot;)" office:value-type="string" office:string-value="W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table:formula="of:=IF([.A4]&lt;=[.$L$4];&quot;L&quot;;&quot;&quot;) &amp; IF(AND([.A4]&lt;=[.$L$4]+[.$L$12]; [.A4]&gt;[.$L$4]);&quot;B&quot;;&quot;&quot;) &amp; IF([.A4] &gt; [.$L$4]+[.$L$12];&quot;W&quot;;&quot;&quot;)" office:value-type="string" office:string-value="W" calcext:value-type="string">
            <text:p>W</text:p>
          </table:table-cell>
          <table:table-cell table:style-name="ce2" table:formula="of:=IF([.B4]&lt;=[.$L$4];&quot;L&quot;;&quot;&quot;) &amp; IF(AND([.B4]&lt;=[.$L$4]+[.$L$12]; [.B4]&gt;[.$L$4]);&quot;B&quot;;&quot;&quot;) &amp; IF([.B4] &gt; [.$L$4]+[.$L$12];&quot;W&quot;;&quot;&quot;)" office:value-type="string" office:string-value="B" calcext:value-type="string">
            <text:p>B</text:p>
          </table:table-cell>
          <table:table-cell table:style-name="ce2" table:formula="of:=IF([.C4]&lt;=[.$L$4];&quot;L&quot;;&quot;&quot;) &amp; IF(AND([.C4]&lt;=[.$L$4]+[.$L$12]; [.C4]&gt;[.$L$4]);&quot;B&quot;;&quot;&quot;) &amp; IF([.C4] &gt; [.$L$4]+[.$L$12];&quot;W&quot;;&quot;&quot;)" office:value-type="string" office:string-value="L" calcext:value-type="string">
            <text:p>L</text:p>
          </table:table-cell>
          <table:table-cell table:style-name="ce2" table:formula="of:=IF([.D4]&lt;=[.$L$4];&quot;L&quot;;&quot;&quot;) &amp; IF(AND([.D4]&lt;=[.$L$4]+[.$L$12]; [.D4]&gt;[.$L$4]);&quot;B&quot;;&quot;&quot;) &amp; IF([.D4] &gt; [.$L$4]+[.$L$12];&quot;W&quot;;&quot;&quot;)" office:value-type="string" office:string-value="L" calcext:value-type="string">
            <text:p>L</text:p>
          </table:table-cell>
          <table:table-cell table:style-name="ce2" table:formula="of:=IF([.E4]&lt;=[.$L$4];&quot;L&quot;;&quot;&quot;) &amp; IF(AND([.E4]&lt;=[.$L$4]+[.$L$12]; [.E4]&gt;[.$L$4]);&quot;B&quot;;&quot;&quot;) &amp; IF([.E4] &gt; [.$L$4]+[.$L$12];&quot;W&quot;;&quot;&quot;)" office:value-type="string" office:string-value="L" calcext:value-type="string">
            <text:p>L</text:p>
          </table:table-cell>
          <table:table-cell table:style-name="ce2" table:formula="of:=IF([.F4]&lt;=[.$L$4];&quot;L&quot;;&quot;&quot;) &amp; IF(AND([.F4]&lt;=[.$L$4]+[.$L$12]; [.F4]&gt;[.$L$4]);&quot;B&quot;;&quot;&quot;) &amp; IF([.F4] &gt; [.$L$4]+[.$L$12];&quot;W&quot;;&quot;&quot;)" office:value-type="string" office:string-value="L" calcext:value-type="string">
            <text:p>L</text:p>
          </table:table-cell>
          <table:table-cell table:style-name="ce2" table:formula="of:=IF([.G4]&lt;=[.$L$4];&quot;L&quot;;&quot;&quot;) &amp; IF(AND([.G4]&lt;=[.$L$4]+[.$L$12]; [.G4]&gt;[.$L$4]);&quot;B&quot;;&quot;&quot;) &amp; IF([.G4] &gt; [.$L$4]+[.$L$12];&quot;W&quot;;&quot;&quot;)" office:value-type="string" office:string-value="L" calcext:value-type="string">
            <text:p>L</text:p>
          </table:table-cell>
          <table:table-cell table:style-name="ce2" table:formula="of:=IF([.H4]&lt;=[.$L$4];&quot;L&quot;;&quot;&quot;) &amp; IF(AND([.H4]&lt;=[.$L$4]+[.$L$12]; [.H4]&gt;[.$L$4]);&quot;B&quot;;&quot;&quot;) &amp; IF([.H4] &gt; [.$L$4]+[.$L$12];&quot;W&quot;;&quot;&quot;)" office:value-type="string" office:string-value="B" calcext:value-type="string">
            <text:p>B</text:p>
          </table:table-cell>
          <table:table-cell table:style-name="ce2" table:formula="of:=IF([.I4]&lt;=[.$L$4];&quot;L&quot;;&quot;&quot;) &amp; IF(AND([.I4]&lt;=[.$L$4]+[.$L$12]; [.I4]&gt;[.$L$4]);&quot;B&quot;;&quot;&quot;) &amp; IF([.I4] &gt; [.$L$4]+[.$L$12];&quot;W&quot;;&quot;&quot;)" office:value-type="string" office:string-value="W" calcext:value-type="string">
            <text:p>W</text:p>
          </table:table-cell>
          <table:table-cell table:style-name="ce2" table:formula="of:=IF([.J4]&lt;=[.$L$4];&quot;L&quot;;&quot;&quot;) &amp; IF(AND([.J4]&lt;=[.$L$4]+[.$L$12]; [.J4]&gt;[.$L$4]);&quot;B&quot;;&quot;&quot;) &amp; IF([.J4] &gt; [.$L$4]+[.$L$12];&quot;W&quot;;&quot;&quot;)" office:value-type="string" office:string-value="W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table:formula="of:=IF([.A5]&lt;=[.$L$4];&quot;L&quot;;&quot;&quot;) &amp; IF(AND([.A5]&lt;=[.$L$4]+[.$L$12]; [.A5]&gt;[.$L$4]);&quot;B&quot;;&quot;&quot;) &amp; IF([.A5] &gt; [.$L$4]+[.$L$12];&quot;W&quot;;&quot;&quot;)" office:value-type="string" office:string-value="B" calcext:value-type="string">
            <text:p>B</text:p>
          </table:table-cell>
          <table:table-cell table:style-name="ce2" table:formula="of:=IF([.B5]&lt;=[.$L$4];&quot;L&quot;;&quot;&quot;) &amp; IF(AND([.B5]&lt;=[.$L$4]+[.$L$12]; [.B5]&gt;[.$L$4]);&quot;B&quot;;&quot;&quot;) &amp; IF([.B5] &gt; [.$L$4]+[.$L$12];&quot;W&quot;;&quot;&quot;)" office:value-type="string" office:string-value="B" calcext:value-type="string">
            <text:p>B</text:p>
          </table:table-cell>
          <table:table-cell table:style-name="ce2" table:formula="of:=IF([.C5]&lt;=[.$L$4];&quot;L&quot;;&quot;&quot;) &amp; IF(AND([.C5]&lt;=[.$L$4]+[.$L$12]; [.C5]&gt;[.$L$4]);&quot;B&quot;;&quot;&quot;) &amp; IF([.C5] &gt; [.$L$4]+[.$L$12];&quot;W&quot;;&quot;&quot;)" office:value-type="string" office:string-value="L" calcext:value-type="string">
            <text:p>L</text:p>
          </table:table-cell>
          <table:table-cell table:style-name="ce2" table:formula="of:=IF([.D5]&lt;=[.$L$4];&quot;L&quot;;&quot;&quot;) &amp; IF(AND([.D5]&lt;=[.$L$4]+[.$L$12]; [.D5]&gt;[.$L$4]);&quot;B&quot;;&quot;&quot;) &amp; IF([.D5] &gt; [.$L$4]+[.$L$12];&quot;W&quot;;&quot;&quot;)" office:value-type="string" office:string-value="L" calcext:value-type="string">
            <text:p>L</text:p>
          </table:table-cell>
          <table:table-cell table:style-name="ce2" table:formula="of:=IF([.E5]&lt;=[.$L$4];&quot;L&quot;;&quot;&quot;) &amp; IF(AND([.E5]&lt;=[.$L$4]+[.$L$12]; [.E5]&gt;[.$L$4]);&quot;B&quot;;&quot;&quot;) &amp; IF([.E5] &gt; [.$L$4]+[.$L$12];&quot;W&quot;;&quot;&quot;)" office:value-type="string" office:string-value="L" calcext:value-type="string">
            <text:p>L</text:p>
          </table:table-cell>
          <table:table-cell table:style-name="ce2" table:formula="of:=IF([.F5]&lt;=[.$L$4];&quot;L&quot;;&quot;&quot;) &amp; IF(AND([.F5]&lt;=[.$L$4]+[.$L$12]; [.F5]&gt;[.$L$4]);&quot;B&quot;;&quot;&quot;) &amp; IF([.F5] &gt; [.$L$4]+[.$L$12];&quot;W&quot;;&quot;&quot;)" office:value-type="string" office:string-value="L" calcext:value-type="string">
            <text:p>L</text:p>
          </table:table-cell>
          <table:table-cell table:style-name="ce2" table:formula="of:=IF([.G5]&lt;=[.$L$4];&quot;L&quot;;&quot;&quot;) &amp; IF(AND([.G5]&lt;=[.$L$4]+[.$L$12]; [.G5]&gt;[.$L$4]);&quot;B&quot;;&quot;&quot;) &amp; IF([.G5] &gt; [.$L$4]+[.$L$12];&quot;W&quot;;&quot;&quot;)" office:value-type="string" office:string-value="L" calcext:value-type="string">
            <text:p>L</text:p>
          </table:table-cell>
          <table:table-cell table:style-name="ce2" table:formula="of:=IF([.H5]&lt;=[.$L$4];&quot;L&quot;;&quot;&quot;) &amp; IF(AND([.H5]&lt;=[.$L$4]+[.$L$12]; [.H5]&gt;[.$L$4]);&quot;B&quot;;&quot;&quot;) &amp; IF([.H5] &gt; [.$L$4]+[.$L$12];&quot;W&quot;;&quot;&quot;)" office:value-type="string" office:string-value="B" calcext:value-type="string">
            <text:p>B</text:p>
          </table:table-cell>
          <table:table-cell table:style-name="ce2" table:formula="of:=IF([.I5]&lt;=[.$L$4];&quot;L&quot;;&quot;&quot;) &amp; IF(AND([.I5]&lt;=[.$L$4]+[.$L$12]; [.I5]&gt;[.$L$4]);&quot;B&quot;;&quot;&quot;) &amp; IF([.I5] &gt; [.$L$4]+[.$L$12];&quot;W&quot;;&quot;&quot;)" office:value-type="string" office:string-value="B" calcext:value-type="string">
            <text:p>B</text:p>
          </table:table-cell>
          <table:table-cell table:style-name="ce2" table:formula="of:=IF([.J5]&lt;=[.$L$4];&quot;L&quot;;&quot;&quot;) &amp; IF(AND([.J5]&lt;=[.$L$4]+[.$L$12]; [.J5]&gt;[.$L$4]);&quot;B&quot;;&quot;&quot;) &amp; IF([.J5] &gt; [.$L$4]+[.$L$12];&quot;W&quot;;&quot;&quot;)" office:value-type="string" office:string-value="W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table:formula="of:=IF([.A6]&lt;=[.$L$4];&quot;L&quot;;&quot;&quot;) &amp; IF(AND([.A6]&lt;=[.$L$4]+[.$L$12]; [.A6]&gt;[.$L$4]);&quot;B&quot;;&quot;&quot;) &amp; IF([.A6] &gt; [.$L$4]+[.$L$12];&quot;W&quot;;&quot;&quot;)" office:value-type="string" office:string-value="W" calcext:value-type="string">
            <text:p>W</text:p>
          </table:table-cell>
          <table:table-cell table:style-name="ce2" table:formula="of:=IF([.B6]&lt;=[.$L$4];&quot;L&quot;;&quot;&quot;) &amp; IF(AND([.B6]&lt;=[.$L$4]+[.$L$12]; [.B6]&gt;[.$L$4]);&quot;B&quot;;&quot;&quot;) &amp; IF([.B6] &gt; [.$L$4]+[.$L$12];&quot;W&quot;;&quot;&quot;)" office:value-type="string" office:string-value="B" calcext:value-type="string">
            <text:p>B</text:p>
          </table:table-cell>
          <table:table-cell table:style-name="ce2" table:formula="of:=IF([.C6]&lt;=[.$L$4];&quot;L&quot;;&quot;&quot;) &amp; IF(AND([.C6]&lt;=[.$L$4]+[.$L$12]; [.C6]&gt;[.$L$4]);&quot;B&quot;;&quot;&quot;) &amp; IF([.C6] &gt; [.$L$4]+[.$L$12];&quot;W&quot;;&quot;&quot;)" office:value-type="string" office:string-value="L" calcext:value-type="string">
            <text:p>L</text:p>
          </table:table-cell>
          <table:table-cell table:style-name="ce2" table:formula="of:=IF([.D6]&lt;=[.$L$4];&quot;L&quot;;&quot;&quot;) &amp; IF(AND([.D6]&lt;=[.$L$4]+[.$L$12]; [.D6]&gt;[.$L$4]);&quot;B&quot;;&quot;&quot;) &amp; IF([.D6] &gt; [.$L$4]+[.$L$12];&quot;W&quot;;&quot;&quot;)" office:value-type="string" office:string-value="L" calcext:value-type="string">
            <text:p>L</text:p>
          </table:table-cell>
          <table:table-cell table:style-name="ce2" table:formula="of:=IF([.E6]&lt;=[.$L$4];&quot;L&quot;;&quot;&quot;) &amp; IF(AND([.E6]&lt;=[.$L$4]+[.$L$12]; [.E6]&gt;[.$L$4]);&quot;B&quot;;&quot;&quot;) &amp; IF([.E6] &gt; [.$L$4]+[.$L$12];&quot;W&quot;;&quot;&quot;)" office:value-type="string" office:string-value="L" calcext:value-type="string">
            <text:p>L</text:p>
          </table:table-cell>
          <table:table-cell table:style-name="ce2" table:formula="of:=IF([.F6]&lt;=[.$L$4];&quot;L&quot;;&quot;&quot;) &amp; IF(AND([.F6]&lt;=[.$L$4]+[.$L$12]; [.F6]&gt;[.$L$4]);&quot;B&quot;;&quot;&quot;) &amp; IF([.F6] &gt; [.$L$4]+[.$L$12];&quot;W&quot;;&quot;&quot;)" office:value-type="string" office:string-value="L" calcext:value-type="string">
            <text:p>L</text:p>
          </table:table-cell>
          <table:table-cell table:style-name="ce2" table:formula="of:=IF([.G6]&lt;=[.$L$4];&quot;L&quot;;&quot;&quot;) &amp; IF(AND([.G6]&lt;=[.$L$4]+[.$L$12]; [.G6]&gt;[.$L$4]);&quot;B&quot;;&quot;&quot;) &amp; IF([.G6] &gt; [.$L$4]+[.$L$12];&quot;W&quot;;&quot;&quot;)" office:value-type="string" office:string-value="L" calcext:value-type="string">
            <text:p>L</text:p>
          </table:table-cell>
          <table:table-cell table:style-name="ce2" table:formula="of:=IF([.H6]&lt;=[.$L$4];&quot;L&quot;;&quot;&quot;) &amp; IF(AND([.H6]&lt;=[.$L$4]+[.$L$12]; [.H6]&gt;[.$L$4]);&quot;B&quot;;&quot;&quot;) &amp; IF([.H6] &gt; [.$L$4]+[.$L$12];&quot;W&quot;;&quot;&quot;)" office:value-type="string" office:string-value="B" calcext:value-type="string">
            <text:p>B</text:p>
          </table:table-cell>
          <table:table-cell table:style-name="ce2" table:formula="of:=IF([.I6]&lt;=[.$L$4];&quot;L&quot;;&quot;&quot;) &amp; IF(AND([.I6]&lt;=[.$L$4]+[.$L$12]; [.I6]&gt;[.$L$4]);&quot;B&quot;;&quot;&quot;) &amp; IF([.I6] &gt; [.$L$4]+[.$L$12];&quot;W&quot;;&quot;&quot;)" office:value-type="string" office:string-value="W" calcext:value-type="string">
            <text:p>W</text:p>
          </table:table-cell>
          <table:table-cell table:style-name="ce2" table:formula="of:=IF([.J6]&lt;=[.$L$4];&quot;L&quot;;&quot;&quot;) &amp; IF(AND([.J6]&lt;=[.$L$4]+[.$L$12]; [.J6]&gt;[.$L$4]);&quot;B&quot;;&quot;&quot;) &amp; IF([.J6] &gt; [.$L$4]+[.$L$12];&quot;W&quot;;&quot;&quot;)" office:value-type="string" office:string-value="W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table:formula="of:=IF([.A7]&lt;=[.$L$4];&quot;L&quot;;&quot;&quot;) &amp; IF(AND([.A7]&lt;=[.$L$4]+[.$L$12]; [.A7]&gt;[.$L$4]);&quot;B&quot;;&quot;&quot;) &amp; IF([.A7] &gt; [.$L$4]+[.$L$12];&quot;W&quot;;&quot;&quot;)" office:value-type="string" office:string-value="W" calcext:value-type="string">
            <text:p>W</text:p>
          </table:table-cell>
          <table:table-cell table:style-name="ce2" table:formula="of:=IF([.B7]&lt;=[.$L$4];&quot;L&quot;;&quot;&quot;) &amp; IF(AND([.B7]&lt;=[.$L$4]+[.$L$12]; [.B7]&gt;[.$L$4]);&quot;B&quot;;&quot;&quot;) &amp; IF([.B7] &gt; [.$L$4]+[.$L$12];&quot;W&quot;;&quot;&quot;)" office:value-type="string" office:string-value="B" calcext:value-type="string">
            <text:p>B</text:p>
          </table:table-cell>
          <table:table-cell table:style-name="ce2" table:formula="of:=IF([.C7]&lt;=[.$L$4];&quot;L&quot;;&quot;&quot;) &amp; IF(AND([.C7]&lt;=[.$L$4]+[.$L$12]; [.C7]&gt;[.$L$4]);&quot;B&quot;;&quot;&quot;) &amp; IF([.C7] &gt; [.$L$4]+[.$L$12];&quot;W&quot;;&quot;&quot;)" office:value-type="string" office:string-value="B" calcext:value-type="string">
            <text:p>B</text:p>
          </table:table-cell>
          <table:table-cell table:style-name="ce2" table:formula="of:=IF([.D7]&lt;=[.$L$4];&quot;L&quot;;&quot;&quot;) &amp; IF(AND([.D7]&lt;=[.$L$4]+[.$L$12]; [.D7]&gt;[.$L$4]);&quot;B&quot;;&quot;&quot;) &amp; IF([.D7] &gt; [.$L$4]+[.$L$12];&quot;W&quot;;&quot;&quot;)" office:value-type="string" office:string-value="L" calcext:value-type="string">
            <text:p>L</text:p>
          </table:table-cell>
          <table:table-cell table:style-name="ce2" table:formula="of:=IF([.E7]&lt;=[.$L$4];&quot;L&quot;;&quot;&quot;) &amp; IF(AND([.E7]&lt;=[.$L$4]+[.$L$12]; [.E7]&gt;[.$L$4]);&quot;B&quot;;&quot;&quot;) &amp; IF([.E7] &gt; [.$L$4]+[.$L$12];&quot;W&quot;;&quot;&quot;)" office:value-type="string" office:string-value="L" calcext:value-type="string">
            <text:p>L</text:p>
          </table:table-cell>
          <table:table-cell table:style-name="ce2" table:formula="of:=IF([.F7]&lt;=[.$L$4];&quot;L&quot;;&quot;&quot;) &amp; IF(AND([.F7]&lt;=[.$L$4]+[.$L$12]; [.F7]&gt;[.$L$4]);&quot;B&quot;;&quot;&quot;) &amp; IF([.F7] &gt; [.$L$4]+[.$L$12];&quot;W&quot;;&quot;&quot;)" office:value-type="string" office:string-value="L" calcext:value-type="string">
            <text:p>L</text:p>
          </table:table-cell>
          <table:table-cell table:style-name="ce2" table:formula="of:=IF([.G7]&lt;=[.$L$4];&quot;L&quot;;&quot;&quot;) &amp; IF(AND([.G7]&lt;=[.$L$4]+[.$L$12]; [.G7]&gt;[.$L$4]);&quot;B&quot;;&quot;&quot;) &amp; IF([.G7] &gt; [.$L$4]+[.$L$12];&quot;W&quot;;&quot;&quot;)" office:value-type="string" office:string-value="B" calcext:value-type="string">
            <text:p>B</text:p>
          </table:table-cell>
          <table:table-cell table:style-name="ce2" table:formula="of:=IF([.H7]&lt;=[.$L$4];&quot;L&quot;;&quot;&quot;) &amp; IF(AND([.H7]&lt;=[.$L$4]+[.$L$12]; [.H7]&gt;[.$L$4]);&quot;B&quot;;&quot;&quot;) &amp; IF([.H7] &gt; [.$L$4]+[.$L$12];&quot;W&quot;;&quot;&quot;)" office:value-type="string" office:string-value="B" calcext:value-type="string">
            <text:p>B</text:p>
          </table:table-cell>
          <table:table-cell table:style-name="ce2" table:formula="of:=IF([.I7]&lt;=[.$L$4];&quot;L&quot;;&quot;&quot;) &amp; IF(AND([.I7]&lt;=[.$L$4]+[.$L$12]; [.I7]&gt;[.$L$4]);&quot;B&quot;;&quot;&quot;) &amp; IF([.I7] &gt; [.$L$4]+[.$L$12];&quot;W&quot;;&quot;&quot;)" office:value-type="string" office:string-value="W" calcext:value-type="string">
            <text:p>W</text:p>
          </table:table-cell>
          <table:table-cell table:style-name="ce2" table:formula="of:=IF([.J7]&lt;=[.$L$4];&quot;L&quot;;&quot;&quot;) &amp; IF(AND([.J7]&lt;=[.$L$4]+[.$L$12]; [.J7]&gt;[.$L$4]);&quot;B&quot;;&quot;&quot;) &amp; IF([.J7] &gt; [.$L$4]+[.$L$12];&quot;W&quot;;&quot;&quot;)" office:value-type="string" office:string-value="W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table:formula="of:=IF([.A8]&lt;=[.$L$4];&quot;L&quot;;&quot;&quot;) &amp; IF(AND([.A8]&lt;=[.$L$4]+[.$L$12]; [.A8]&gt;[.$L$4]);&quot;B&quot;;&quot;&quot;) &amp; IF([.A8] &gt; [.$L$4]+[.$L$12];&quot;W&quot;;&quot;&quot;)" office:value-type="string" office:string-value="W" calcext:value-type="string">
            <text:p>W</text:p>
          </table:table-cell>
          <table:table-cell table:style-name="ce2" table:formula="of:=IF([.B8]&lt;=[.$L$4];&quot;L&quot;;&quot;&quot;) &amp; IF(AND([.B8]&lt;=[.$L$4]+[.$L$12]; [.B8]&gt;[.$L$4]);&quot;B&quot;;&quot;&quot;) &amp; IF([.B8] &gt; [.$L$4]+[.$L$12];&quot;W&quot;;&quot;&quot;)" office:value-type="string" office:string-value="W" calcext:value-type="string">
            <text:p>W</text:p>
          </table:table-cell>
          <table:table-cell table:style-name="ce2" table:formula="of:=IF([.C8]&lt;=[.$L$4];&quot;L&quot;;&quot;&quot;) &amp; IF(AND([.C8]&lt;=[.$L$4]+[.$L$12]; [.C8]&gt;[.$L$4]);&quot;B&quot;;&quot;&quot;) &amp; IF([.C8] &gt; [.$L$4]+[.$L$12];&quot;W&quot;;&quot;&quot;)" office:value-type="string" office:string-value="B" calcext:value-type="string">
            <text:p>B</text:p>
          </table:table-cell>
          <table:table-cell table:style-name="ce2" table:formula="of:=IF([.D8]&lt;=[.$L$4];&quot;L&quot;;&quot;&quot;) &amp; IF(AND([.D8]&lt;=[.$L$4]+[.$L$12]; [.D8]&gt;[.$L$4]);&quot;B&quot;;&quot;&quot;) &amp; IF([.D8] &gt; [.$L$4]+[.$L$12];&quot;W&quot;;&quot;&quot;)" office:value-type="string" office:string-value="B" calcext:value-type="string">
            <text:p>B</text:p>
          </table:table-cell>
          <table:table-cell table:style-name="ce2" table:formula="of:=IF([.E8]&lt;=[.$L$4];&quot;L&quot;;&quot;&quot;) &amp; IF(AND([.E8]&lt;=[.$L$4]+[.$L$12]; [.E8]&gt;[.$L$4]);&quot;B&quot;;&quot;&quot;) &amp; IF([.E8] &gt; [.$L$4]+[.$L$12];&quot;W&quot;;&quot;&quot;)" office:value-type="string" office:string-value="B" calcext:value-type="string">
            <text:p>B</text:p>
          </table:table-cell>
          <table:table-cell table:style-name="ce2" table:formula="of:=IF([.F8]&lt;=[.$L$4];&quot;L&quot;;&quot;&quot;) &amp; IF(AND([.F8]&lt;=[.$L$4]+[.$L$12]; [.F8]&gt;[.$L$4]);&quot;B&quot;;&quot;&quot;) &amp; IF([.F8] &gt; [.$L$4]+[.$L$12];&quot;W&quot;;&quot;&quot;)" office:value-type="string" office:string-value="B" calcext:value-type="string">
            <text:p>B</text:p>
          </table:table-cell>
          <table:table-cell table:style-name="ce2" table:formula="of:=IF([.G8]&lt;=[.$L$4];&quot;L&quot;;&quot;&quot;) &amp; IF(AND([.G8]&lt;=[.$L$4]+[.$L$12]; [.G8]&gt;[.$L$4]);&quot;B&quot;;&quot;&quot;) &amp; IF([.G8] &gt; [.$L$4]+[.$L$12];&quot;W&quot;;&quot;&quot;)" office:value-type="string" office:string-value="B" calcext:value-type="string">
            <text:p>B</text:p>
          </table:table-cell>
          <table:table-cell table:style-name="ce2" table:formula="of:=IF([.H8]&lt;=[.$L$4];&quot;L&quot;;&quot;&quot;) &amp; IF(AND([.H8]&lt;=[.$L$4]+[.$L$12]; [.H8]&gt;[.$L$4]);&quot;B&quot;;&quot;&quot;) &amp; IF([.H8] &gt; [.$L$4]+[.$L$12];&quot;W&quot;;&quot;&quot;)" office:value-type="string" office:string-value="W" calcext:value-type="string">
            <text:p>W</text:p>
          </table:table-cell>
          <table:table-cell table:style-name="ce2" table:formula="of:=IF([.I8]&lt;=[.$L$4];&quot;L&quot;;&quot;&quot;) &amp; IF(AND([.I8]&lt;=[.$L$4]+[.$L$12]; [.I8]&gt;[.$L$4]);&quot;B&quot;;&quot;&quot;) &amp; IF([.I8] &gt; [.$L$4]+[.$L$12];&quot;W&quot;;&quot;&quot;)" office:value-type="string" office:string-value="W" calcext:value-type="string">
            <text:p>W</text:p>
          </table:table-cell>
          <table:table-cell table:style-name="ce2" table:formula="of:=IF([.J8]&lt;=[.$L$4];&quot;L&quot;;&quot;&quot;) &amp; IF(AND([.J8]&lt;=[.$L$4]+[.$L$12]; [.J8]&gt;[.$L$4]);&quot;B&quot;;&quot;&quot;) &amp; IF([.J8] &gt; [.$L$4]+[.$L$12];&quot;W&quot;;&quot;&quot;)" office:value-type="string" office:string-value="W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table:formula="of:=IF([.A9]&lt;=[.$L$4];&quot;L&quot;;&quot;&quot;) &amp; IF(AND([.A9]&lt;=[.$L$4]+[.$L$12]; [.A9]&gt;[.$L$4]);&quot;B&quot;;&quot;&quot;) &amp; IF([.A9] &gt; [.$L$4]+[.$L$12];&quot;W&quot;;&quot;&quot;)" office:value-type="string" office:string-value="W" calcext:value-type="string">
            <text:p>W</text:p>
          </table:table-cell>
          <table:table-cell table:style-name="ce2" table:formula="of:=IF([.B9]&lt;=[.$L$4];&quot;L&quot;;&quot;&quot;) &amp; IF(AND([.B9]&lt;=[.$L$4]+[.$L$12]; [.B9]&gt;[.$L$4]);&quot;B&quot;;&quot;&quot;) &amp; IF([.B9] &gt; [.$L$4]+[.$L$12];&quot;W&quot;;&quot;&quot;)" office:value-type="string" office:string-value="W" calcext:value-type="string">
            <text:p>W</text:p>
          </table:table-cell>
          <table:table-cell table:style-name="ce2" table:formula="of:=IF([.C9]&lt;=[.$L$4];&quot;L&quot;;&quot;&quot;) &amp; IF(AND([.C9]&lt;=[.$L$4]+[.$L$12]; [.C9]&gt;[.$L$4]);&quot;B&quot;;&quot;&quot;) &amp; IF([.C9] &gt; [.$L$4]+[.$L$12];&quot;W&quot;;&quot;&quot;)" office:value-type="string" office:string-value="W" calcext:value-type="string">
            <text:p>W</text:p>
          </table:table-cell>
          <table:table-cell table:style-name="ce2" table:formula="of:=IF([.D9]&lt;=[.$L$4];&quot;L&quot;;&quot;&quot;) &amp; IF(AND([.D9]&lt;=[.$L$4]+[.$L$12]; [.D9]&gt;[.$L$4]);&quot;B&quot;;&quot;&quot;) &amp; IF([.D9] &gt; [.$L$4]+[.$L$12];&quot;W&quot;;&quot;&quot;)" office:value-type="string" office:string-value="W" calcext:value-type="string">
            <text:p>W</text:p>
          </table:table-cell>
          <table:table-cell table:style-name="ce2" table:formula="of:=IF([.E9]&lt;=[.$L$4];&quot;L&quot;;&quot;&quot;) &amp; IF(AND([.E9]&lt;=[.$L$4]+[.$L$12]; [.E9]&gt;[.$L$4]);&quot;B&quot;;&quot;&quot;) &amp; IF([.E9] &gt; [.$L$4]+[.$L$12];&quot;W&quot;;&quot;&quot;)" office:value-type="string" office:string-value="B" calcext:value-type="string">
            <text:p>B</text:p>
          </table:table-cell>
          <table:table-cell table:style-name="ce2" table:formula="of:=IF([.F9]&lt;=[.$L$4];&quot;L&quot;;&quot;&quot;) &amp; IF(AND([.F9]&lt;=[.$L$4]+[.$L$12]; [.F9]&gt;[.$L$4]);&quot;B&quot;;&quot;&quot;) &amp; IF([.F9] &gt; [.$L$4]+[.$L$12];&quot;W&quot;;&quot;&quot;)" office:value-type="string" office:string-value="W" calcext:value-type="string">
            <text:p>W</text:p>
          </table:table-cell>
          <table:table-cell table:style-name="ce2" table:formula="of:=IF([.G9]&lt;=[.$L$4];&quot;L&quot;;&quot;&quot;) &amp; IF(AND([.G9]&lt;=[.$L$4]+[.$L$12]; [.G9]&gt;[.$L$4]);&quot;B&quot;;&quot;&quot;) &amp; IF([.G9] &gt; [.$L$4]+[.$L$12];&quot;W&quot;;&quot;&quot;)" office:value-type="string" office:string-value="W" calcext:value-type="string">
            <text:p>W</text:p>
          </table:table-cell>
          <table:table-cell table:style-name="ce2" table:formula="of:=IF([.H9]&lt;=[.$L$4];&quot;L&quot;;&quot;&quot;) &amp; IF(AND([.H9]&lt;=[.$L$4]+[.$L$12]; [.H9]&gt;[.$L$4]);&quot;B&quot;;&quot;&quot;) &amp; IF([.H9] &gt; [.$L$4]+[.$L$12];&quot;W&quot;;&quot;&quot;)" office:value-type="string" office:string-value="W" calcext:value-type="string">
            <text:p>W</text:p>
          </table:table-cell>
          <table:table-cell table:style-name="ce2" table:formula="of:=IF([.I9]&lt;=[.$L$4];&quot;L&quot;;&quot;&quot;) &amp; IF(AND([.I9]&lt;=[.$L$4]+[.$L$12]; [.I9]&gt;[.$L$4]);&quot;B&quot;;&quot;&quot;) &amp; IF([.I9] &gt; [.$L$4]+[.$L$12];&quot;W&quot;;&quot;&quot;)" office:value-type="string" office:string-value="W" calcext:value-type="string">
            <text:p>W</text:p>
          </table:table-cell>
          <table:table-cell table:style-name="ce2" table:formula="of:=IF([.J9]&lt;=[.$L$4];&quot;L&quot;;&quot;&quot;) &amp; IF(AND([.J9]&lt;=[.$L$4]+[.$L$12]; [.J9]&gt;[.$L$4]);&quot;B&quot;;&quot;&quot;) &amp; IF([.J9] &gt; [.$L$4]+[.$L$12];&quot;W&quot;;&quot;&quot;)" office:value-type="string" office:string-value="W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table:formula="of:=IF([.A10]&lt;=[.$L$4];&quot;L&quot;;&quot;&quot;) &amp; IF(AND([.A10]&lt;=[.$L$4]+[.$L$12]; [.A10]&gt;[.$L$4]);&quot;B&quot;;&quot;&quot;) &amp; IF([.A10] &gt; [.$L$4]+[.$L$12];&quot;W&quot;;&quot;&quot;)" office:value-type="string" office:string-value="W" calcext:value-type="string">
            <text:p>W</text:p>
          </table:table-cell>
          <table:table-cell table:style-name="ce2" table:formula="of:=IF([.B10]&lt;=[.$L$4];&quot;L&quot;;&quot;&quot;) &amp; IF(AND([.B10]&lt;=[.$L$4]+[.$L$12]; [.B10]&gt;[.$L$4]);&quot;B&quot;;&quot;&quot;) &amp; IF([.B10] &gt; [.$L$4]+[.$L$12];&quot;W&quot;;&quot;&quot;)" office:value-type="string" office:string-value="W" calcext:value-type="string">
            <text:p>W</text:p>
          </table:table-cell>
          <table:table-cell table:style-name="ce2" table:formula="of:=IF([.C10]&lt;=[.$L$4];&quot;L&quot;;&quot;&quot;) &amp; IF(AND([.C10]&lt;=[.$L$4]+[.$L$12]; [.C10]&gt;[.$L$4]);&quot;B&quot;;&quot;&quot;) &amp; IF([.C10] &gt; [.$L$4]+[.$L$12];&quot;W&quot;;&quot;&quot;)" office:value-type="string" office:string-value="W" calcext:value-type="string">
            <text:p>W</text:p>
          </table:table-cell>
          <table:table-cell table:style-name="ce2" table:formula="of:=IF([.D10]&lt;=[.$L$4];&quot;L&quot;;&quot;&quot;) &amp; IF(AND([.D10]&lt;=[.$L$4]+[.$L$12]; [.D10]&gt;[.$L$4]);&quot;B&quot;;&quot;&quot;) &amp; IF([.D10] &gt; [.$L$4]+[.$L$12];&quot;W&quot;;&quot;&quot;)" office:value-type="string" office:string-value="W" calcext:value-type="string">
            <text:p>W</text:p>
          </table:table-cell>
          <table:table-cell table:style-name="ce2" table:formula="of:=IF([.E10]&lt;=[.$L$4];&quot;L&quot;;&quot;&quot;) &amp; IF(AND([.E10]&lt;=[.$L$4]+[.$L$12]; [.E10]&gt;[.$L$4]);&quot;B&quot;;&quot;&quot;) &amp; IF([.E10] &gt; [.$L$4]+[.$L$12];&quot;W&quot;;&quot;&quot;)" office:value-type="string" office:string-value="W" calcext:value-type="string">
            <text:p>W</text:p>
          </table:table-cell>
          <table:table-cell table:style-name="ce2" table:formula="of:=IF([.F10]&lt;=[.$L$4];&quot;L&quot;;&quot;&quot;) &amp; IF(AND([.F10]&lt;=[.$L$4]+[.$L$12]; [.F10]&gt;[.$L$4]);&quot;B&quot;;&quot;&quot;) &amp; IF([.F10] &gt; [.$L$4]+[.$L$12];&quot;W&quot;;&quot;&quot;)" office:value-type="string" office:string-value="W" calcext:value-type="string">
            <text:p>W</text:p>
          </table:table-cell>
          <table:table-cell table:style-name="ce2" table:formula="of:=IF([.G10]&lt;=[.$L$4];&quot;L&quot;;&quot;&quot;) &amp; IF(AND([.G10]&lt;=[.$L$4]+[.$L$12]; [.G10]&gt;[.$L$4]);&quot;B&quot;;&quot;&quot;) &amp; IF([.G10] &gt; [.$L$4]+[.$L$12];&quot;W&quot;;&quot;&quot;)" office:value-type="string" office:string-value="W" calcext:value-type="string">
            <text:p>W</text:p>
          </table:table-cell>
          <table:table-cell table:style-name="ce2" table:formula="of:=IF([.H10]&lt;=[.$L$4];&quot;L&quot;;&quot;&quot;) &amp; IF(AND([.H10]&lt;=[.$L$4]+[.$L$12]; [.H10]&gt;[.$L$4]);&quot;B&quot;;&quot;&quot;) &amp; IF([.H10] &gt; [.$L$4]+[.$L$12];&quot;W&quot;;&quot;&quot;)" office:value-type="string" office:string-value="W" calcext:value-type="string">
            <text:p>W</text:p>
          </table:table-cell>
          <table:table-cell table:style-name="ce2" table:formula="of:=IF([.I10]&lt;=[.$L$4];&quot;L&quot;;&quot;&quot;) &amp; IF(AND([.I10]&lt;=[.$L$4]+[.$L$12]; [.I10]&gt;[.$L$4]);&quot;B&quot;;&quot;&quot;) &amp; IF([.I10] &gt; [.$L$4]+[.$L$12];&quot;W&quot;;&quot;&quot;)" office:value-type="string" office:string-value="W" calcext:value-type="string">
            <text:p>W</text:p>
          </table:table-cell>
          <table:table-cell table:style-name="ce2" table:formula="of:=IF([.J10]&lt;=[.$L$4];&quot;L&quot;;&quot;&quot;) &amp; IF(AND([.J10]&lt;=[.$L$4]+[.$L$12]; [.J10]&gt;[.$L$4]);&quot;B&quot;;&quot;&quot;) &amp; IF([.J10] &gt; [.$L$4]+[.$L$12];&quot;W&quot;;&quot;&quot;)" office:value-type="string" office:string-value="W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table:formula="of:=IF([.A11]&lt;=[.$L$4];&quot;L&quot;;&quot;&quot;) &amp; IF(AND([.A11]&lt;=[.$L$4]+[.$L$12]; [.A11]&gt;[.$L$4]);&quot;B&quot;;&quot;&quot;) &amp; IF([.A11] &gt; [.$L$4]+[.$L$12];&quot;W&quot;;&quot;&quot;)" office:value-type="string" office:string-value="W" calcext:value-type="string">
            <text:p>W</text:p>
          </table:table-cell>
          <table:table-cell table:style-name="ce2" table:formula="of:=IF([.B11]&lt;=[.$L$4];&quot;L&quot;;&quot;&quot;) &amp; IF(AND([.B11]&lt;=[.$L$4]+[.$L$12]; [.B11]&gt;[.$L$4]);&quot;B&quot;;&quot;&quot;) &amp; IF([.B11] &gt; [.$L$4]+[.$L$12];&quot;W&quot;;&quot;&quot;)" office:value-type="string" office:string-value="W" calcext:value-type="string">
            <text:p>W</text:p>
          </table:table-cell>
          <table:table-cell table:style-name="ce2" table:formula="of:=IF([.C11]&lt;=[.$L$4];&quot;L&quot;;&quot;&quot;) &amp; IF(AND([.C11]&lt;=[.$L$4]+[.$L$12]; [.C11]&gt;[.$L$4]);&quot;B&quot;;&quot;&quot;) &amp; IF([.C11] &gt; [.$L$4]+[.$L$12];&quot;W&quot;;&quot;&quot;)" office:value-type="string" office:string-value="W" calcext:value-type="string">
            <text:p>W</text:p>
          </table:table-cell>
          <table:table-cell table:style-name="ce2" table:formula="of:=IF([.D11]&lt;=[.$L$4];&quot;L&quot;;&quot;&quot;) &amp; IF(AND([.D11]&lt;=[.$L$4]+[.$L$12]; [.D11]&gt;[.$L$4]);&quot;B&quot;;&quot;&quot;) &amp; IF([.D11] &gt; [.$L$4]+[.$L$12];&quot;W&quot;;&quot;&quot;)" office:value-type="string" office:string-value="W" calcext:value-type="string">
            <text:p>W</text:p>
          </table:table-cell>
          <table:table-cell table:style-name="ce2" table:formula="of:=IF([.E11]&lt;=[.$L$4];&quot;L&quot;;&quot;&quot;) &amp; IF(AND([.E11]&lt;=[.$L$4]+[.$L$12]; [.E11]&gt;[.$L$4]);&quot;B&quot;;&quot;&quot;) &amp; IF([.E11] &gt; [.$L$4]+[.$L$12];&quot;W&quot;;&quot;&quot;)" office:value-type="string" office:string-value="W" calcext:value-type="string">
            <text:p>W</text:p>
          </table:table-cell>
          <table:table-cell table:style-name="ce2" table:formula="of:=IF([.F11]&lt;=[.$L$4];&quot;L&quot;;&quot;&quot;) &amp; IF(AND([.F11]&lt;=[.$L$4]+[.$L$12]; [.F11]&gt;[.$L$4]);&quot;B&quot;;&quot;&quot;) &amp; IF([.F11] &gt; [.$L$4]+[.$L$12];&quot;W&quot;;&quot;&quot;)" office:value-type="string" office:string-value="W" calcext:value-type="string">
            <text:p>W</text:p>
          </table:table-cell>
          <table:table-cell table:style-name="ce2" table:formula="of:=IF([.G11]&lt;=[.$L$4];&quot;L&quot;;&quot;&quot;) &amp; IF(AND([.G11]&lt;=[.$L$4]+[.$L$12]; [.G11]&gt;[.$L$4]);&quot;B&quot;;&quot;&quot;) &amp; IF([.G11] &gt; [.$L$4]+[.$L$12];&quot;W&quot;;&quot;&quot;)" office:value-type="string" office:string-value="W" calcext:value-type="string">
            <text:p>W</text:p>
          </table:table-cell>
          <table:table-cell table:style-name="ce2" table:formula="of:=IF([.H11]&lt;=[.$L$4];&quot;L&quot;;&quot;&quot;) &amp; IF(AND([.H11]&lt;=[.$L$4]+[.$L$12]; [.H11]&gt;[.$L$4]);&quot;B&quot;;&quot;&quot;) &amp; IF([.H11] &gt; [.$L$4]+[.$L$12];&quot;W&quot;;&quot;&quot;)" office:value-type="string" office:string-value="W" calcext:value-type="string">
            <text:p>W</text:p>
          </table:table-cell>
          <table:table-cell table:style-name="ce2" table:formula="of:=IF([.I11]&lt;=[.$L$4];&quot;L&quot;;&quot;&quot;) &amp; IF(AND([.I11]&lt;=[.$L$4]+[.$L$12]; [.I11]&gt;[.$L$4]);&quot;B&quot;;&quot;&quot;) &amp; IF([.I11] &gt; [.$L$4]+[.$L$12];&quot;W&quot;;&quot;&quot;)" office:value-type="string" office:string-value="W" calcext:value-type="string">
            <text:p>W</text:p>
          </table:table-cell>
          <table:table-cell table:style-name="ce2" table:formula="of:=IF([.J11]&lt;=[.$L$4];&quot;L&quot;;&quot;&quot;) &amp; IF(AND([.J11]&lt;=[.$L$4]+[.$L$12]; [.J11]&gt;[.$L$4]);&quot;B&quot;;&quot;&quot;) &amp; IF([.J11] &gt; [.$L$4]+[.$L$12];&quot;W&quot;;&quot;&quot;)" office:value-type="string" office:string-value="W" calcext:value-type="string">
            <text:p>W</text:p>
          </table:table-cell>
          <table:table-cell table:number-columns-repeated="3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2" number:min-integer-digits="1" number:decimal-replacement=""/>
    </number:number-style>
    <number:number-style style:name="N121">
      <number:number number:decimal-places="1" number:min-integer-digits="1"/>
    </number:number-style>
    <number:number-style style:name="N122">
      <number:number number:decimal-places="1" number:min-integer-digits="1" number:decimal-replacement="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 style:data-style-name="N2" text:time-value="15:39:49.9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N</meta:initial-creator>
    <meta:creation-date>2012-02-06T11:25:25.82</meta:creation-date>
    <dc:date>2015-09-07T15:41:00.131000000</dc:date>
    <meta:editing-duration>PT11H51M49S</meta:editing-duration>
    <meta:editing-cycles>2</meta:editing-cycles>
    <meta:generator>LibreOffice/4.3.6.2$Windows_x86 LibreOffice_project/d50a87b2e514536ed401c18000dad4660b6a169e</meta:generator>
    <meta:document-statistic meta:table-count="3" meta:cell-count="230" meta:object-count="0"/>
  </office:meta>
</office:document-meta>
</file>